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4mm" svg:height="89.95mm" svg:x="131.46mm" svg:y="15.9mm">
            <loext:p draw:notify-on-update-of-ranges="Sheet1.A2:Sheet1.A42 Sheet1.B1:Sheet1.B1 Sheet1.B2:Sheet1.B42 Sheet1.A2:Sheet1.A42 Sheet1.E1:Sheet1.E1 Sheet1.E2:Sheet1.E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NO_PIVOT_PRAM</text:p>
          </table:table-cell>
          <table:table-cell table:number-columns-repeated="2"/>
          <table:table-cell office:value-type="string" calcext:value-type="string">
            <text:p>NO_PIVOT_SEQ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36" calcext:value-type="float">
            <text:p>0.002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775" calcext:value-type="float">
            <text:p>0.0017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1009" calcext:value-type="float">
            <text:p>0.02100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3078" calcext:value-type="float">
            <text:p>0.0130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6715" calcext:value-type="float">
            <text:p>0.0467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45548" calcext:value-type="float">
            <text:p>0.0455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3873" calcext:value-type="float">
            <text:p>0.1038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103075" calcext:value-type="float">
            <text:p>0.1030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6797" calcext:value-type="float">
            <text:p>0.1667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99745" calcext:value-type="float">
            <text:p>0.1997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75971" calcext:value-type="float">
            <text:p>0.27597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342639" calcext:value-type="float">
            <text:p>0.3426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33235" calcext:value-type="float">
            <text:p>0.43323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548881" calcext:value-type="float">
            <text:p>0.5488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34209" calcext:value-type="float">
            <text:p>0.63420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821118" calcext:value-type="float">
            <text:p>0.8211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15649" calcext:value-type="float">
            <text:p>0.91564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.193751" calcext:value-type="float">
            <text:p>1.1937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21775" calcext:value-type="float">
            <text:p>1.2217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629197" calcext:value-type="float">
            <text:p>1.6291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646936" calcext:value-type="float">
            <text:p>1.64693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.152326" calcext:value-type="float">
            <text:p>2.1523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362074" calcext:value-type="float">
            <text:p>2.36207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.793202" calcext:value-type="float">
            <text:p>2.79320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310399" calcext:value-type="float">
            <text:p>3.31039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.558396" calcext:value-type="float">
            <text:p>3.55839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530016" calcext:value-type="float">
            <text:p>4.53001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.438408" calcext:value-type="float">
            <text:p>4.4384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854733" calcext:value-type="float">
            <text:p>4.85473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.459654" calcext:value-type="float">
            <text:p>5.45965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133781" calcext:value-type="float">
            <text:p>5.13378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.599221" calcext:value-type="float">
            <text:p>6.5992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.621219" calcext:value-type="float">
            <text:p>7.62121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.929534" calcext:value-type="float">
            <text:p>7.9295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.762176" calcext:value-type="float">
            <text:p>8.76217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9.409168" calcext:value-type="float">
            <text:p>9.4091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.299248" calcext:value-type="float">
            <text:p>9.29924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1.062365" calcext:value-type="float">
            <text:p>11.0623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076618" calcext:value-type="float">
            <text:p>11.07661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.381031" calcext:value-type="float">
            <text:p>13.38103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.490632" calcext:value-type="float">
            <text:p>13.490632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5.33157" calcext:value-type="float">
            <text:p>15.3315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.664903" calcext:value-type="float">
            <text:p>14.66490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7.342254" calcext:value-type="float">
            <text:p>17.34225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.493011" calcext:value-type="float">
            <text:p>16.493011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9.52786" calcext:value-type="float">
            <text:p>19.5278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.140491" calcext:value-type="float">
            <text:p>18.14049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2.196482" calcext:value-type="float">
            <text:p>22.19648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.68075" calcext:value-type="float">
            <text:p>20.6807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5.089435" calcext:value-type="float">
            <text:p>25.08943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2.998887" calcext:value-type="float">
            <text:p>22.998887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8.153011" calcext:value-type="float">
            <text:p>28.15301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5.838201" calcext:value-type="float">
            <text:p>25.838201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3.150078" calcext:value-type="float">
            <text:p>33.15007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9.008708" calcext:value-type="float">
            <text:p>29.00870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5.212694" calcext:value-type="float">
            <text:p>35.21269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.018213" calcext:value-type="float">
            <text:p>32.018213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39.112638" calcext:value-type="float">
            <text:p>39.1126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5.146465" calcext:value-type="float">
            <text:p>35.14646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3.307905" calcext:value-type="float">
            <text:p>43.30790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.701423" calcext:value-type="float">
            <text:p>38.701423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47.58839" calcext:value-type="float">
            <text:p>47.5883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2.541093" calcext:value-type="float">
            <text:p>42.54109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52.305146" calcext:value-type="float">
            <text:p>52.30514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1.058773" calcext:value-type="float">
            <text:p>51.05877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57.297848" calcext:value-type="float">
            <text:p>57.29784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0.894264" calcext:value-type="float">
            <text:p>50.89426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62.650158" calcext:value-type="float">
            <text:p>62.65015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5.800415" calcext:value-type="float">
            <text:p>55.80041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68.286723" calcext:value-type="float">
            <text:p>68.28672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0.672295" calcext:value-type="float">
            <text:p>60.67229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77.206425" calcext:value-type="float">
            <text:p>77.2064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6.00455" calcext:value-type="float">
            <text:p>66.0045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80.912213" calcext:value-type="float">
            <text:p>80.9122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5.533382" calcext:value-type="float">
            <text:p>75.533382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87.060041" calcext:value-type="float">
            <text:p>87.06004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8.078263" calcext:value-type="float">
            <text:p>78.078263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94.327722" calcext:value-type="float">
            <text:p>94.3277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5.843968" calcext:value-type="float">
            <text:p>85.84396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1.708959" calcext:value-type="float">
            <text:p>101.708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00:13:36.174621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09:44.787255239</meta:creation-date>
    <dc:date>2017-12-01T00:15:31.104505520</dc:date>
    <meta:editing-duration>PT7M4S</meta:editing-duration>
    <meta:editing-cycles>4</meta:editing-cycles>
    <meta:generator>LibreOffice/5.1.6.2$Linux_X86_64 LibreOffice_project/10m0$Build-2</meta:generator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96cm" xlink:href=".." xlink:type="simple" chart:class="chart:scatter" chart:style-name="ch1">
        <chart:legend chart:legend-position="end" svg:x="11.724cm" svg:y="3.95cm" style:legend-expansion="high" chart:style-name="ch2"/>
        <chart:plot-area chart:style-name="ch3" table:cell-range-address="Sheet1.A2:Sheet1.B42 Sheet1.B1:Sheet1.B1 Sheet1.E1:Sheet1.E42" chart:data-source-has-labels="row" svg:x="0.32cm" svg:y="0.179cm" svg:width="11.084cm" svg:height="8.638cm">
          <chartooo:coordinate-region svg:x="0.941cm" svg:y="0.378cm" svg:width="9.905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7" chart:values-cell-range-address="Sheet1.E2:Sheet1.E42" chart:label-cell-address="Sheet1.E1:Sheet1.E1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_PIVOT_PRAM</text:p>
                <draw:g>
                  <svg:desc>Sheet1.B1:Sheet1.B1</svg:desc>
                </draw:g>
              </table:table-cell>
              <table:table-cell office:value-type="string">
                <text:p>NO_PIVOT_SEQ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2</svg:desc>
                </draw:g>
              </table:table-cell>
              <table:table-cell office:value-type="float" office:value="0">
                <text:p>0</text:p>
                <draw:g>
                  <svg:desc>Sheet1.B2:Sheet1.B42</svg:desc>
                </draw:g>
              </table:table-cell>
              <table:table-cell office:value-type="float" office:value="0">
                <text:p>0</text:p>
                <draw:g>
                  <svg:desc>Sheet1.E2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236">
                <text:p>0.00236</text:p>
              </table:table-cell>
              <table:table-cell office:value-type="float" office:value="0.001775">
                <text:p>0.001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21009">
                <text:p>0.021009</text:p>
              </table:table-cell>
              <table:table-cell office:value-type="float" office:value="0.013078">
                <text:p>0.013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46715">
                <text:p>0.046715</text:p>
              </table:table-cell>
              <table:table-cell office:value-type="float" office:value="0.045548">
                <text:p>0.045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103873">
                <text:p>0.103873</text:p>
              </table:table-cell>
              <table:table-cell office:value-type="float" office:value="0.103075">
                <text:p>0.103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166797">
                <text:p>0.166797</text:p>
              </table:table-cell>
              <table:table-cell office:value-type="float" office:value="0.199745">
                <text:p>0.199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275971">
                <text:p>0.275971</text:p>
              </table:table-cell>
              <table:table-cell office:value-type="float" office:value="0.342639">
                <text:p>0.342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433235">
                <text:p>0.433235</text:p>
              </table:table-cell>
              <table:table-cell office:value-type="float" office:value="0.548881">
                <text:p>0.548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634209">
                <text:p>0.634209</text:p>
              </table:table-cell>
              <table:table-cell office:value-type="float" office:value="0.821118">
                <text:p>0.821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.915649">
                <text:p>0.915649</text:p>
              </table:table-cell>
              <table:table-cell office:value-type="float" office:value="1.193751">
                <text:p>1.193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221775">
                <text:p>1.221775</text:p>
              </table:table-cell>
              <table:table-cell office:value-type="float" office:value="1.629197">
                <text:p>1.629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.646936">
                <text:p>1.646936</text:p>
              </table:table-cell>
              <table:table-cell office:value-type="float" office:value="2.152326">
                <text:p>2.152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.362074">
                <text:p>2.362074</text:p>
              </table:table-cell>
              <table:table-cell office:value-type="float" office:value="2.793202">
                <text:p>2.793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3.310399">
                <text:p>3.310399</text:p>
              </table:table-cell>
              <table:table-cell office:value-type="float" office:value="3.558396">
                <text:p>3.558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4.530016">
                <text:p>4.530016</text:p>
              </table:table-cell>
              <table:table-cell office:value-type="float" office:value="4.438408">
                <text:p>4.438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4.854733">
                <text:p>4.854733</text:p>
              </table:table-cell>
              <table:table-cell office:value-type="float" office:value="5.459654">
                <text:p>5.45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5.133781">
                <text:p>5.133781</text:p>
              </table:table-cell>
              <table:table-cell office:value-type="float" office:value="6.599221">
                <text:p>6.599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7.621219">
                <text:p>7.621219</text:p>
              </table:table-cell>
              <table:table-cell office:value-type="float" office:value="7.929534">
                <text:p>7.929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8.762176">
                <text:p>8.762176</text:p>
              </table:table-cell>
              <table:table-cell office:value-type="float" office:value="9.409168">
                <text:p>9.409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9.299248">
                <text:p>9.299248</text:p>
              </table:table-cell>
              <table:table-cell office:value-type="float" office:value="11.062365">
                <text:p>11.062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1.076618">
                <text:p>11.076618</text:p>
              </table:table-cell>
              <table:table-cell office:value-type="float" office:value="13.381031">
                <text:p>13.381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3.490632">
                <text:p>13.490632</text:p>
              </table:table-cell>
              <table:table-cell office:value-type="float" office:value="15.33157">
                <text:p>15.33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4.664903">
                <text:p>14.664903</text:p>
              </table:table-cell>
              <table:table-cell office:value-type="float" office:value="17.342254">
                <text:p>17.342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16.493011">
                <text:p>16.493011</text:p>
              </table:table-cell>
              <table:table-cell office:value-type="float" office:value="19.52786">
                <text:p>19.52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18.140491">
                <text:p>18.140491</text:p>
              </table:table-cell>
              <table:table-cell office:value-type="float" office:value="22.196482">
                <text:p>22.196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20.68075">
                <text:p>20.68075</text:p>
              </table:table-cell>
              <table:table-cell office:value-type="float" office:value="25.089435">
                <text:p>25.089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22.998887">
                <text:p>22.998887</text:p>
              </table:table-cell>
              <table:table-cell office:value-type="float" office:value="28.153011">
                <text:p>28.153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25.838201">
                <text:p>25.838201</text:p>
              </table:table-cell>
              <table:table-cell office:value-type="float" office:value="33.150078">
                <text:p>33.150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29.008708">
                <text:p>29.008708</text:p>
              </table:table-cell>
              <table:table-cell office:value-type="float" office:value="35.212694">
                <text:p>35.212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32.018213">
                <text:p>32.018213</text:p>
              </table:table-cell>
              <table:table-cell office:value-type="float" office:value="39.112638">
                <text:p>39.112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35.146465">
                <text:p>35.146465</text:p>
              </table:table-cell>
              <table:table-cell office:value-type="float" office:value="43.307905">
                <text:p>43.307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38.701423">
                <text:p>38.701423</text:p>
              </table:table-cell>
              <table:table-cell office:value-type="float" office:value="47.58839">
                <text:p>47.58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42.541093">
                <text:p>42.541093</text:p>
              </table:table-cell>
              <table:table-cell office:value-type="float" office:value="52.305146">
                <text:p>52.305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51.058773">
                <text:p>51.058773</text:p>
              </table:table-cell>
              <table:table-cell office:value-type="float" office:value="57.297848">
                <text:p>57.297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50.894264">
                <text:p>50.894264</text:p>
              </table:table-cell>
              <table:table-cell office:value-type="float" office:value="62.650158">
                <text:p>62.650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55.800415">
                <text:p>55.800415</text:p>
              </table:table-cell>
              <table:table-cell office:value-type="float" office:value="68.286723">
                <text:p>68.286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60.672295">
                <text:p>60.672295</text:p>
              </table:table-cell>
              <table:table-cell office:value-type="float" office:value="77.206425">
                <text:p>77.2064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66.00455">
                <text:p>66.00455</text:p>
              </table:table-cell>
              <table:table-cell office:value-type="float" office:value="80.912213">
                <text:p>80.912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75.533382">
                <text:p>75.533382</text:p>
              </table:table-cell>
              <table:table-cell office:value-type="float" office:value="87.060041">
                <text:p>87.060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78.078263">
                <text:p>78.078263</text:p>
              </table:table-cell>
              <table:table-cell office:value-type="float" office:value="94.327722">
                <text:p>94.327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85.843968">
                <text:p>85.843968</text:p>
              </table:table-cell>
              <table:table-cell office:value-type="float" office:value="101.708959">
                <text:p>101.708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